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officeooo:paragraph-rsid="00288c3e"/>
    </style:style>
    <style:style style:name="P2" style:family="paragraph" style:parent-style-name="Standard">
      <style:text-properties style:font-name="Linux Libertine O" officeooo:rsid="00294093" officeooo:paragraph-rsid="00294093"/>
    </style:style>
    <style:style style:name="P3" style:family="paragraph" style:parent-style-name="Standard">
      <style:text-properties style:font-name="Linux Libertine O" officeooo:rsid="00294093" officeooo:paragraph-rsid="00294093"/>
    </style:style>
    <style:style style:name="P4" style:family="paragraph" style:parent-style-name="Standard">
      <style:text-properties style:font-name="Linux Libertine O" officeooo:rsid="00294093" officeooo:paragraph-rsid="002b9204"/>
    </style:style>
    <style:style style:name="P5" style:family="paragraph" style:parent-style-name="Standard">
      <style:text-properties officeooo:paragraph-rsid="00294093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294093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3465a4" style:font-name="Linux Libertine O" fo:font-weight="bold" style:font-weight-asian="bold" style:font-weight-complex="bold"/>
    </style:style>
    <style:style style:name="T4" style:family="text">
      <style:text-properties fo:color="#3465a4" style:font-name="Linux Libertine O" fo:font-weight="bold" officeooo:rsid="002375c3" style:font-weight-asian="bold" style:font-weight-complex="bold"/>
    </style:style>
    <style:style style:name="T5" style:family="text">
      <style:text-properties style:font-name="Linux Libertine O" officeooo:rsid="00294093"/>
    </style:style>
    <style:style style:name="T6" style:family="text">
      <style:text-properties style:font-name="Linux Libertine O" officeooo:rsid="002b9204"/>
    </style:style>
    <style:style style:name="T7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8" style:family="text">
      <style:text-properties fo:color="#004586" style:font-name="Linux Libertine O" fo:font-size="18.2000007629395pt" officeooo:rsid="0026eec3" style:font-size-asian="18.2000007629395pt" style:font-size-complex="18.2000007629395pt" style:font-weight-complex="600"/>
    </style:style>
    <style:style style:name="T9" style:family="text">
      <style:text-properties fo:color="#004586" style:font-name="Linux Libertine O" fo:font-size="18.2000007629395pt" officeooo:rsid="002cbf47" style:font-size-asian="18.2000007629395pt" style:font-size-complex="18.2000007629395pt" style:font-weight-complex="600"/>
    </style:style>
    <style:style style:name="T10" style:family="text">
      <style:text-properties fo:color="#004586" style:font-name="Linux Libertine O" fo:font-size="18.2000007629395pt" fo:font-weight="bold" officeooo:rsid="00294093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1" style:family="text">
      <style:text-properties officeooo:rsid="002a74f5"/>
    </style:style>
    <style:style style:name="T12" style:family="text">
      <style:text-properties officeooo:rsid="002b92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8">C</text:span><text:span text:style-name="T10">hilli con Carne</text:span><text:span text:style-name="T7"> (</text:span><text:span text:style-name="T8">6-8</text:span><text:span text:style-name="T7"> portions; </text:span><text:span text:style-name="T9">1½ hrs</text:span><text:span text:style-name="T7">)</text:span></text:h>
      <text:p text:style-name="Heading"><text:span text:style-name="T1">For the </text:span><text:span text:style-name="T2">substance</text:span></text:p>
      <text:p text:style-name="P2">2 red onions</text:p>
      <text:p text:style-name="P2"><text:span text:style-name="T12">2-3 cloves</text:span> garlic</text:p>
      <text:p text:style-name="P2">750g lean minced beef</text:p>
      <text:p text:style-name="P2"/>
      <text:p text:style-name="P2">2 peppers</text:p>
      <text:p text:style-name="P2">1 tin kidney beans</text:p>
      <text:p text:style-name="P2">1 tin baked beans</text:p>
      <text:p text:style-name="P2">2-3 tins of mixed pulses or beans of <text:span text:style-name="T11">your </text:span>choice (borlotti, canellini, b<text:span text:style-name="T11">lack-eye</text:span> etc.)</text:p>
      <text:p text:style-name="P2">1 tin peeled plum tomatoes</text:p>
      <text:p text:style-name="P2"/>
      <text:p text:style-name="P2">1 stock cube or pot</text:p>
      <text:p text:style-name="P2"><text:span text:style-name="T12">~6 tbsp</text:span> olive oil for frying</text:p>
      <text:p text:style-name="P2"/>
      <text:p text:style-name="P2"/>
      <text:p text:style-name="P5"><text:span text:style-name="T6">Chop</text:span><text:span text:style-name="T5"> the garlic </text:span><text:span text:style-name="T6">and slice the</text:span><text:span text:style-name="T5"> onions, and fry till they soften. Add the mince and fry till the meat </text:span><text:span text:style-name="T6">is cooked through</text:span><text:span text:style-name="T5">. </text:span><text:span text:style-name="T6">Boil off some of the juices.</text:span></text:p>
      <text:p text:style-name="P2"/>
      <text:p text:style-name="P2">Boil the kettle, dice the peppers, and drain &amp; rinse the beans (apart from the baked beans!).<text:line-break/>Add all the beans, peppers, tomatoes, and stock cube to the pot. <text:span text:style-name="T12">Mix well.</text:span></text:p>
      <text:p text:style-name="P4"/>
      <text:p text:style-name="P4">Add hot water until all the ingredients are covered.</text:p>
      <text:p text:style-name="P2"/>
      <text:p text:style-name="P1"><text:span text:style-name="T3">For </text:span><text:span text:style-name="T4">the </text:span><text:span text:style-name="T2">spices</text:span></text:p>
      <text:p text:style-name="P2">1½ tsp oregano</text:p>
      <text:p text:style-name="P2">3 tsp smoked paprika</text:p>
      <text:p text:style-name="P2">1 flat tsp cayenne pepper</text:p>
      <text:p text:style-name="P2">3 tsp hot chilli powder</text:p>
      <text:p text:style-name="P2"/>
      <text:p text:style-name="P2"/>
      <text:p text:style-name="P2">Add all the spices to the pot (rounded teaspoons unless otherwise noted).<text:line-break/>Be careful with the cayenne pepper!</text:p>
      <text:p text:style-name="P2"/>
      <text:p text:style-name="P2">Bring to the boil, stir well, then cover and cook for about 40 minutes. Top up water if needed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7-26T13:20:57.871626186</dc:date>
    <meta:editing-duration>PT50M40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88" meta:character-count="976" meta:non-whitespace-character-count="812"/>
  </office:meta>
</office:document-meta>
</file>